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Text_20_body">
      <style:paragraph-properties fo:text-align="justify" style:justify-single-word="false"/>
      <style:text-properties officeooo:rsid="00473338" officeooo:paragraph-rsid="00473338"/>
    </style:style>
    <style:style style:name="P3" style:family="paragraph" style:parent-style-name="Text_20_body">
      <style:paragraph-properties fo:text-align="justify" style:justify-single-word="false"/>
      <style:text-properties officeooo:rsid="00488e8c" officeooo:paragraph-rsid="00488e8c"/>
    </style:style>
    <style:style style:name="P4" style:family="paragraph" style:parent-style-name="Text_20_body">
      <style:paragraph-properties fo:text-align="justify" style:justify-single-word="false"/>
      <style:text-properties officeooo:rsid="00488e8c" officeooo:paragraph-rsid="004bdcc7"/>
    </style:style>
    <style:style style:name="P5" style:family="paragraph" style:parent-style-name="Text_20_body">
      <style:paragraph-properties fo:text-align="justify" style:justify-single-word="false"/>
      <style:text-properties officeooo:rsid="00488e8c" officeooo:paragraph-rsid="0060df52"/>
    </style:style>
    <style:style style:name="P6" style:family="paragraph" style:parent-style-name="Text_20_body">
      <style:paragraph-properties fo:text-align="justify" style:justify-single-word="false"/>
      <style:text-properties officeooo:rsid="004ae356" officeooo:paragraph-rsid="004ae356"/>
    </style:style>
    <style:style style:name="P7" style:family="paragraph" style:parent-style-name="Text_20_body">
      <style:paragraph-properties fo:text-align="justify" style:justify-single-word="false"/>
      <style:text-properties officeooo:rsid="004a573b" officeooo:paragraph-rsid="004f3af1"/>
    </style:style>
    <style:style style:name="P8" style:family="paragraph" style:parent-style-name="Text_20_body">
      <style:paragraph-properties fo:text-align="justify" style:justify-single-word="false"/>
      <style:text-properties officeooo:rsid="004f3af1" officeooo:paragraph-rsid="004f3af1"/>
    </style:style>
    <style:style style:name="P9" style:family="paragraph" style:parent-style-name="Text_20_body">
      <style:paragraph-properties fo:text-align="justify" style:justify-single-word="false"/>
      <style:text-properties style:font-name="Times New Roman" officeooo:rsid="005eac7d" officeooo:paragraph-rsid="005eac7d"/>
    </style:style>
    <style:style style:name="P10" style:family="paragraph" style:parent-style-name="Text_20_body">
      <style:paragraph-properties fo:text-align="justify" style:justify-single-word="false"/>
      <style:text-properties style:font-name="Times New Roman" officeooo:rsid="004f3af1" officeooo:paragraph-rsid="006536ee"/>
    </style:style>
    <style:style style:name="P11" style:family="paragraph" style:parent-style-name="Text_20_body">
      <style:paragraph-properties fo:text-align="justify" style:justify-single-word="false"/>
      <style:text-properties style:font-name="Times New Roman" officeooo:rsid="00672955" officeooo:paragraph-rsid="00672955"/>
    </style:style>
    <style:style style:name="P12" style:family="paragraph" style:parent-style-name="Text_20_body">
      <style:paragraph-properties fo:text-align="justify" style:justify-single-word="false"/>
      <style:text-properties officeooo:rsid="00513677" officeooo:paragraph-rsid="00513677"/>
    </style:style>
    <style:style style:name="P13" style:family="paragraph" style:parent-style-name="Text_20_body">
      <style:paragraph-properties fo:text-align="justify" style:justify-single-word="false"/>
      <style:text-properties officeooo:rsid="0053db84" officeooo:paragraph-rsid="0053db84"/>
    </style:style>
    <style:style style:name="P14" style:family="paragraph" style:parent-style-name="Text_20_body">
      <style:paragraph-properties fo:text-align="justify" style:justify-single-word="false"/>
      <style:text-properties officeooo:rsid="005a2823" officeooo:paragraph-rsid="005a2823"/>
    </style:style>
    <style:style style:name="P15" style:family="paragraph" style:parent-style-name="Text_20_body">
      <style:paragraph-properties fo:text-align="justify" style:justify-single-word="false"/>
      <style:text-properties officeooo:rsid="005a2823" officeooo:paragraph-rsid="005cea42"/>
    </style:style>
    <style:style style:name="P16" style:family="paragraph" style:parent-style-name="Text_20_body">
      <style:paragraph-properties fo:text-align="justify" style:justify-single-word="false"/>
      <style:text-properties officeooo:paragraph-rsid="005e8ae0"/>
    </style:style>
    <style:style style:name="P17" style:family="paragraph" style:parent-style-name="Text_20_body">
      <style:paragraph-properties fo:text-align="justify" style:justify-single-word="false"/>
      <style:text-properties officeooo:rsid="005b7bbd" officeooo:paragraph-rsid="005b7bbd"/>
    </style:style>
    <style:style style:name="P18" style:family="paragraph" style:parent-style-name="Text_20_body">
      <style:paragraph-properties fo:text-align="justify" style:justify-single-word="false"/>
      <style:text-properties officeooo:rsid="004bdcc7" officeooo:paragraph-rsid="0060df52"/>
    </style:style>
    <style:style style:name="P19" style:family="paragraph" style:parent-style-name="Text_20_body">
      <style:paragraph-properties fo:text-align="justify" style:justify-single-word="false"/>
      <style:text-properties officeooo:rsid="0061b348" officeooo:paragraph-rsid="0061b348"/>
    </style:style>
    <style:style style:name="P20" style:family="paragraph" style:parent-style-name="Text_20_body">
      <style:text-properties officeooo:rsid="005cea42" officeooo:paragraph-rsid="005cea42"/>
    </style:style>
    <style:style style:name="P21" style:family="paragraph" style:parent-style-name="Text_20_body">
      <style:paragraph-properties fo:text-align="justify" style:justify-single-word="false"/>
      <style:text-properties officeooo:rsid="0062ee2e" officeooo:paragraph-rsid="0062ee2e"/>
    </style:style>
    <style:style style:name="P22" style:family="paragraph" style:parent-style-name="Text_20_body">
      <style:paragraph-properties fo:text-align="justify" style:justify-single-word="false"/>
      <style:text-properties officeooo:rsid="00648bcf" officeooo:paragraph-rsid="00648bcf"/>
    </style:style>
    <style:style style:name="P23" style:family="paragraph" style:parent-style-name="Text_20_body">
      <style:paragraph-properties fo:text-align="justify" style:justify-single-word="false"/>
      <style:text-properties officeooo:rsid="00635f47" officeooo:paragraph-rsid="00635f47"/>
    </style:style>
    <style:style style:name="P24" style:family="paragraph" style:parent-style-name="Text_20_body">
      <style:paragraph-properties fo:text-align="justify" style:justify-single-word="false"/>
      <style:text-properties officeooo:rsid="006536ee" officeooo:paragraph-rsid="006536ee"/>
    </style:style>
    <style:style style:name="P25" style:family="paragraph" style:parent-style-name="Text_20_body">
      <style:paragraph-properties fo:text-align="justify" style:justify-single-word="false"/>
      <style:text-properties officeooo:rsid="0065646a" officeooo:paragraph-rsid="0065646a"/>
    </style:style>
    <style:style style:name="P26" style:family="paragraph" style:parent-style-name="Text_20_body">
      <style:paragraph-properties fo:text-align="justify" style:justify-single-word="false"/>
      <style:text-properties officeooo:rsid="00672955" officeooo:paragraph-rsid="00672955"/>
    </style:style>
    <style:style style:name="P27" style:family="paragraph" style:parent-style-name="Code">
      <style:paragraph-properties fo:text-align="justify" style:justify-single-word="false"/>
      <style:text-properties officeooo:rsid="004a573b" officeooo:paragraph-rsid="004f3af1"/>
    </style:style>
    <style:style style:name="P28" style:family="paragraph" style:parent-style-name="Code">
      <style:paragraph-properties fo:text-align="justify" style:justify-single-word="false"/>
      <style:text-properties officeooo:rsid="004a573b" officeooo:paragraph-rsid="0065646a"/>
    </style:style>
    <style:style style:name="P29" style:family="paragraph" style:parent-style-name="Code">
      <style:text-properties officeooo:rsid="005a2823" officeooo:paragraph-rsid="005a2823"/>
    </style:style>
    <style:style style:name="P30" style:family="paragraph" style:parent-style-name="Code">
      <style:text-properties officeooo:rsid="005b7bbd" officeooo:paragraph-rsid="005b7bbd"/>
    </style:style>
    <style:style style:name="P31"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fo:font-size="32pt" officeooo:rsid="008f702b" officeooo:paragraph-rsid="005e8ae0" style:font-size-asian="32pt" style:font-size-complex="32pt"/>
    </style:style>
    <style:style style:name="P32"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officeooo:rsid="008f702b" officeooo:paragraph-rsid="005e8ae0"/>
    </style:style>
    <style:style style:name="P33"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fo:font-size="16pt" officeooo:rsid="008f702b" officeooo:paragraph-rsid="005e8ae0" style:font-size-asian="16pt" style:font-size-complex="16pt"/>
    </style:style>
    <style:style style:name="P34" style:family="paragraph" style:parent-style-name="Contents_20_2">
      <style:paragraph-properties>
        <style:tab-stops>
          <style:tab-stop style:position="17cm" style:type="right" style:leader-style="dotted" style:leader-text="."/>
        </style:tab-stops>
      </style:paragraph-properties>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Heading_20_1">
      <style:text-properties officeooo:rsid="00459fbc" officeooo:paragraph-rsid="00459fbc"/>
    </style:style>
    <style:style style:name="P38" style:family="paragraph" style:parent-style-name="Heading_20_1">
      <style:text-properties officeooo:rsid="00459fbc" officeooo:paragraph-rsid="00672955"/>
    </style:style>
    <style:style style:name="P39" style:family="paragraph" style:parent-style-name="Heading_20_1">
      <style:paragraph-properties fo:break-before="page"/>
      <style:text-properties officeooo:rsid="00459fbc" officeooo:paragraph-rsid="00459fbc"/>
    </style:style>
    <style:style style:name="P40" style:family="paragraph" style:parent-style-name="Heading_20_2">
      <style:text-properties officeooo:rsid="00488e8c" officeooo:paragraph-rsid="00488e8c"/>
    </style:style>
    <style:style style:name="P41" style:family="paragraph" style:parent-style-name="Heading_20_2">
      <style:text-properties officeooo:rsid="0053db84" officeooo:paragraph-rsid="0053db84"/>
    </style:style>
    <style:style style:name="P42" style:family="paragraph" style:parent-style-name="Heading_20_2">
      <style:text-properties officeooo:rsid="0061b348" officeooo:paragraph-rsid="0061b348"/>
    </style:style>
    <style:style style:name="P43" style:family="paragraph" style:parent-style-name="Heading_20_2">
      <style:paragraph-properties fo:text-align="justify" style:justify-single-word="false"/>
      <style:text-properties officeooo:rsid="006536ee" officeooo:paragraph-rsid="006536ee"/>
    </style:style>
    <style:style style:name="P44" style:family="paragraph" style:parent-style-name="Heading_20_2">
      <style:paragraph-properties fo:text-align="justify" style:justify-single-word="false"/>
      <style:text-properties officeooo:rsid="006536ee" officeooo:paragraph-rsid="0065646a"/>
    </style:style>
    <style:style style:name="P45" style:family="paragraph" style:parent-style-name="Heading_20_2">
      <style:text-properties officeooo:rsid="004f3af1" officeooo:paragraph-rsid="004f3af1"/>
    </style:style>
    <style:style style:name="P46" style:family="paragraph" style:parent-style-name="Heading_20_2">
      <style:text-properties officeooo:rsid="0054102d" officeooo:paragraph-rsid="0054102d"/>
    </style:style>
    <style:style style:name="T1" style:family="text">
      <style:text-properties officeooo:rsid="00459fbc"/>
    </style:style>
    <style:style style:name="T2" style:family="text">
      <style:text-properties officeooo:rsid="00488e8c"/>
    </style:style>
    <style:style style:name="T3" style:family="text">
      <style:text-properties style:font-name="Liberation Mono"/>
    </style:style>
    <style:style style:name="T4" style:family="text">
      <style:text-properties style:font-name="Liberation Mono" style:font-name-asian="NSimSun" style:font-name-complex="Liberation Mono"/>
    </style:style>
    <style:style style:name="T5" style:family="text">
      <style:text-properties style:font-name="Liberation Mono" officeooo:rsid="00488e8c" style:font-name-asian="NSimSun" style:font-name-complex="Liberation Mono"/>
    </style:style>
    <style:style style:name="T6" style:family="text">
      <style:text-properties style:font-name="Liberation Mono" officeooo:rsid="005b7bbd"/>
    </style:style>
    <style:style style:name="T7" style:family="text">
      <style:text-properties style:font-name="Times New Roman"/>
    </style:style>
    <style:style style:name="T8" style:family="text">
      <style:text-properties style:font-name="Times New Roman" officeooo:rsid="00553bbc"/>
    </style:style>
    <style:style style:name="T9" style:family="text">
      <style:text-properties officeooo:rsid="004bdcc7"/>
    </style:style>
    <style:style style:name="T10" style:family="text">
      <style:text-properties officeooo:rsid="004f3af1"/>
    </style:style>
    <style:style style:name="T11" style:family="text">
      <style:text-properties officeooo:rsid="0053b161"/>
    </style:style>
    <style:style style:name="T12" style:family="text">
      <style:text-properties officeooo:rsid="0053db84"/>
    </style:style>
    <style:style style:name="T13" style:family="text">
      <style:text-properties officeooo:rsid="00551457"/>
    </style:style>
    <style:style style:name="T14" style:family="text">
      <style:text-properties officeooo:rsid="00553bbc"/>
    </style:style>
    <style:style style:name="T15" style:family="text">
      <style:text-properties officeooo:rsid="0057d6b5"/>
    </style:style>
    <style:style style:name="T16" style:family="text">
      <style:text-properties officeooo:rsid="005b7bbd"/>
    </style:style>
    <style:style style:name="T17" style:family="text">
      <style:text-properties officeooo:rsid="005e8ae0"/>
    </style:style>
    <style:style style:name="T18" style:family="text">
      <style:text-properties fo:font-weight="bold" style:font-weight-asian="bold" style:font-weight-complex="bold"/>
    </style:style>
    <style:style style:name="T19" style:family="text">
      <style:text-properties fo:font-weight="bold" officeooo:rsid="005e8ae0" style:font-weight-asian="bold" style:font-weight-complex="bold"/>
    </style:style>
    <style:style style:name="T20" style:family="text">
      <style:text-properties officeooo:rsid="0065646a"/>
    </style:style>
    <style:style style:name="T21" style:family="text">
      <style:text-properties fo:color="#dcdcaa" style:font-name="Consolas" fo:font-size="10.5pt" fo:font-weight="normal" fo:background-color="#1e1e1e" loext:char-shading-value="0"/>
    </style:style>
    <style:style style:name="T22" style:family="text">
      <style:text-properties fo:color="#dcdcaa" style:font-name="Consolas" fo:font-size="10.5pt" fo:font-weight="normal" officeooo:rsid="0068e262" fo:background-color="#1e1e1e" loext:char-shading-value="0"/>
    </style:style>
    <style:style style:name="T23" style:family="text">
      <style:text-properties officeooo:rsid="0068e262"/>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
      <text:p text:style-name="P16"/>
      <text:p text:style-name="P16"/>
      <text:p text:style-name="P16"/>
      <text:p text:style-name="P16"/>
      <text:p text:style-name="P16"/>
      <text:p text:style-name="P16"/>
      <text:p text:style-name="P16"/>
      <text:p text:style-name="P16"/>
      <text:p text:style-name="P31"><text:tab/><text:span text:style-name="T18">Symfonia – </text:span><text:span text:style-name="T19">Migration</text:span></text:p>
      <text:p text:style-name="P32"><text:tab/>Das Nachschlagewerk <text:span text:style-name="T17">zum Upgrade auf Version 2</text:span></text:p>
      <text:p text:style-name="P33"><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5">Inhaltsverzeichnis</text:p>
          </text:index-title>
          <text:p text:style-name="P36"><text:a xlink:type="simple" xlink:href="#__RefHeading___Toc1713_1843835056" text:style-name="Index_20_Link" text:visited-style-name="Index_20_Link">1 <text:s/>Einführung<text:tab/>3</text:a></text:p>
          <text:p text:style-name="P36"><text:a xlink:type="simple" xlink:href="#__RefHeading___Toc1715_1843835056" text:style-name="Index_20_Link" text:visited-style-name="Index_20_Link">2 <text:s/>Änderungen an bestehenden Features<text:tab/>3</text:a></text:p>
          <text:p text:style-name="P34"><text:a xlink:type="simple" xlink:href="#__RefHeading___Toc1745_1843835056" text:style-name="Index_20_Link" text:visited-style-name="Index_20_Link">2.1 <text:s/>Entity Scripting Values<text:tab/>3</text:a></text:p>
          <text:p text:style-name="P34"><text:a xlink:type="simple" xlink:href="#__RefHeading___Toc1747_1843835056" text:style-name="Index_20_Link" text:visited-style-name="Index_20_Link">2.2 <text:s/>Time Line<text:tab/>3</text:a></text:p>
          <text:p text:style-name="P34"><text:a xlink:type="simple" xlink:href="#__RefHeading___Toc3820_3192867995" text:style-name="Index_20_Link" text:visited-style-name="Index_20_Link">2.3 <text:s/>Funktionsreferenzen in Custom Behavior<text:tab/>3</text:a></text:p>
          <text:p text:style-name="P34"><text:a xlink:type="simple" xlink:href="#__RefHeading___Toc1372_1490059240" text:style-name="Index_20_Link" text:visited-style-name="Index_20_Link">2.4 <text:s/>Überarbeitete Briefings<text:tab/>3</text:a></text:p>
          <text:p text:style-name="P34"><text:a xlink:type="simple" xlink:href="#__RefHeading___Toc5410_412414255" text:style-name="Index_20_Link" text:visited-style-name="Index_20_Link">2.5 <text:s/>Debug-Kommandos<text:tab/>4</text:a></text:p>
          <text:p text:style-name="P34"><text:a xlink:type="simple" xlink:href="#__RefHeading___Toc2070_2636982430" text:style-name="Index_20_Link" text:visited-style-name="Index_20_Link">2.6 <text:s/>Traveling Salesman<text:tab/>5</text:a></text:p>
          <text:p text:style-name="P34"><text:a xlink:type="simple" xlink:href="#__RefHeading___Toc1866_2589923442" text:style-name="Index_20_Link" text:visited-style-name="Index_20_Link">2.7 <text:s/>Reward_VictoryWithParty<text:tab/>5</text:a></text:p>
          <text:p text:style-name="P34"><text:a xlink:type="simple" xlink:href="#__RefHeading___Toc2588_2782287210" text:style-name="Index_20_Link" text:visited-style-name="Index_20_Link">2.8 <text:s/>Goal_KnightDistance<text:tab/>5</text:a></text:p>
          <text:p text:style-name="P34"><text:a xlink:type="simple" xlink:href="#__RefHeading___Toc432_1354993384" text:style-name="Index_20_Link" text:visited-style-name="Index_20_Link">2.9 <text:s/>Nutztiere züchten<text:tab/>5</text:a></text:p>
          <text:p text:style-name="P36"><text:a xlink:type="simple" xlink:href="#__RefHeading___Toc434_1354993384" text:style-name="Index_20_Link" text:visited-style-name="Index_20_Link">3 <text:s/>Neu hinzugekommene Features<text:tab/>5</text:a></text:p>
          <text:p text:style-name="P34"><text:a xlink:type="simple" xlink:href="#__RefHeading___Toc3822_3192867995" text:style-name="Index_20_Link" text:visited-style-name="Index_20_Link">3.1 <text:s/>Reward_RandomRequest<text:tab/>5</text:a></text:p>
          <text:p text:style-name="P34"><text:a xlink:type="simple" xlink:href="#__RefHeading___Toc1751_1843835056" text:style-name="Index_20_Link" text:visited-style-name="Index_20_Link">3.2 <text:s/>Erweiterung Trigger_Briefing<text:tab/>6</text:a></text:p>
          <text:p text:style-name="P34"><text:a xlink:type="simple" xlink:href="#__RefHeading___Toc3824_3192867995" text:style-name="Index_20_Link" text:visited-style-name="Index_20_Link">3.3 <text:s/>Nachfolger der Laufschrift<text:tab/>6</text:a></text:p>
          <text:p text:style-name="P34"><text:a xlink:type="simple" xlink:href="#__RefHeading___Toc1868_2589923442" text:style-name="Index_20_Link" text:visited-style-name="Index_20_Link">3.4 <text:s/>Wetter-Bundle<text:tab/>6</text:a></text:p>
          <text:p text:style-name="P34"><text:a xlink:type="simple" xlink:href="#__RefHeading___Toc436_1354993384" text:style-name="Index_20_Link" text:visited-style-name="Index_20_Link">3.5 <text:s/>Profil und Optionen auslesen<text:tab/>6</text:a></text:p>
          <text:p text:style-name="P34"><text:a xlink:type="simple" xlink:href="#__RefHeading___Toc438_1354993384" text:style-name="Index_20_Link" text:visited-style-name="Index_20_Link">3.6 <text:s/>Zufällige Siedlertypen<text:tab/>6</text:a></text:p>
        </text:index-body>
      </text:table-of-content>
      <text:p text:style-name="Text_20_body"/>
      <text:h text:style-name="P39" text:outline-level="1"><text:bookmark-start text:name="__RefHeading___Toc1713_1843835056"/>Einführung<text:bookmark-end text:name="__RefHeading___Toc1713_1843835056"/></text:h>
      <text:p text:style-name="P12">Mit dem Sprung auf Version 2 habe ich die Gelegenheit genutzt Dinge, die nicht optimal waren, zu verbessern. Des weiteren gibt es neue Features. <text:span text:style-name="T15">Dieses Dokument ist eine Checkliste für ein sauberes Upgrade auf Version 2</text:span>.</text:p>
      <text:h text:style-name="P37" text:outline-level="1"><text:bookmark-start text:name="__RefHeading___Toc1715_1843835056"/>Änderungen an bestehenden Features<text:bookmark-end text:name="__RefHeading___Toc1715_1843835056"/></text:h>
      <text:h text:style-name="P40" text:outline-level="2"><text:bookmark-start text:name="__RefHeading___Toc1745_1843835056"/>Entity Scripting Values<text:bookmark-end text:name="__RefHeading___Toc1745_1843835056"/></text:h>
      <text:p text:style-name="P3">Die Entity Scripting Values wurden in ein neues Konzept überführt. Sie sind nicht mehr Hauptbestandteil des Bundles, sondern Mittel zum Zweck. Das neu entstandene Entity Properties Bundle kann die wichtigsten Eigenschaften von Entities abfragen und ändern. Dabei wird ein Wrapper erstellt, der seine Gültigkeit behält.</text:p>
      <text:p text:style-name="Code"><text:span text:style-name="T2">Hakim = QSB.EntityProperty:New(</text:span><text:span text:style-name="T5">"hakim"</text:span><text:span text:style-name="T2">);<text:line-break/>Hakim</text:span>:<text:span text:style-name="T2">Hurt(50, true);</text:span></text:p>
      <text:p text:style-name="P4">Über die Variable Hakim kann zu einem späteren Zeitpunkt auf weitere Methoden zugegriffen werden. <text:span text:style-name="T9">Die alten API-Funktionen sind als Fallback vorhanden. </text:span>Für eine genaue Liste siehe die Dokumentation.</text:p>
      <text:h text:style-name="Heading_20_2" text:outline-level="2"><text:bookmark-start text:name="__RefHeading___Toc1747_1843835056"/>Time Line<text:bookmark-end text:name="__RefHeading___Toc1747_1843835056"/></text:h>
      <text:p text:style-name="P2">Die API-Funktionen der TimeLine wurden <text:span text:style-name="T11">aus der Dokumentation </text:span>entfernt. Sie haben ohne jegliche Prüfung nur die Methoden der TimeLine-Klasse aufgerufen. Zusammen mit den doppelten Kommentaren unnötiger Boilerplate Code.</text:p>
      <text:p text:style-name="P5">Aus <text:span text:style-name="T3">API.TimeLineXXX</text:span> wird <text:span text:style-name="T3">QSB.TimeLine:XXX</text:span>. Alle Argumente bleiben gleich. <text:span text:style-name="T9">Die alten API-Funktionen sind als Fallback vorhanden.</text:span></text:p>
      <text:p text:style-name="P18">Für weitere Informationen siehe die Dokumentation ein.</text:p>
      <text:h text:style-name="P41" text:outline-level="2"><text:bookmark-start text:name="__RefHeading___Toc3820_3192867995"/>Funktionsreferenzen in Custom Behavior<text:bookmark-end text:name="__RefHeading___Toc3820_3192867995"/></text:h>
      <text:p text:style-name="P7">Die <text:span text:style-name="T12">MSF-</text:span>Behavior wurden überarbeitet. Ihre Originalfunktion bleibt erhalten. Im Skript bekommt man die Möglichkeit eine Funktionsreferenz statt einem String anzugeben. Alle weiteren Argumente werden zu Argumenten der referenzierten Funktion.</text:p>
      <text:p text:style-name="P27">Reward_MapScriptFunction(ReplaceEntity, <text:span text:style-name="T5">"hakim", </text:span><text:span text:style-name="T4">Entities.U_KnightWisdom);</text:span></text:p>
      <text:h text:style-name="P41" text:outline-level="2"><text:bookmark-start text:name="__RefHeading___Toc1372_1490059240"/>Überarbeitete Briefings<text:bookmark-end text:name="__RefHeading___Toc1372_1490059240"/></text:h>
      <text:p text:style-name="P13">Briefings und Cutscenes wurden voneinander getrennt. Ein Briefing hat permanent breite Bars, welche aber transparent gemacht werden können.</text:p>
      <text:p text:style-name="P13">Cutscenes werden jetzt über CS-Dateien erzeugt, welche in die Map kopiert werden müssen. Dies ist weniger Performancelastig und ermöglicht bessere Kameraflüge.</text:p>
      <text:p text:style-name="P14"><text:soft-page-break/>Pages von Briefings haben jetzt automatisch eine endlose Duration, wenn diese nicht angegeben wird. Eine Ausnahme bilden Pages mit Multiple Choice. Ihre Duration ist immer endlos.</text:p>
      <text:p text:style-name="P15">Für eine Kameraanimation wird nur noch eine Seite benötigt. Die Page hat normale Positionsangaben und zusätzlich eine Subtable <text:span text:style-name="T3">FlyTo</text:span>. Hat die Page keine Duration oder ist die Duration kleiner, wird die Animationsdauer als Duration gesetzt.</text:p>
      <text:p text:style-name="P29">AP {<text:line-break/> <text:s text:c="3"/>...<text:line-break/> <text:s text:c="3"/>FlyTo = {<text:line-break/> <text:s text:c="7"/>Position = <text:span text:style-name="T5">"</text:span><text:span text:style-name="T4">destination</text:span><text:span text:style-name="T5">",<text:line-break/> <text:s text:c="7"/></text:span><text:span text:style-name="T4">Angle <text:s text:c="3"/>= 23.5,<text:line-break/> <text:s text:c="7"/>Rotation = -99,<text:line-break/> <text:s text:c="7"/>Zoom <text:s text:c="4"/>= 5000,<text:line-break/> <text:s text:c="7"/>Duration = 20.0<text:line-break/> <text:s text:c="3"/>},<text:line-break/>}</text:span></text:p>
      <text:p text:style-name="P14">Pages besitzen nun auch einen „Zurück“-Button. Zusätzlich heißt der „Überspringen“-Button jetzt „Weiter“. Auf der letzten erreichbaren Seite des Briefings heißt der Button „Beenden“. Entsprechende englische Texte werden automatisch verwendet. <text:span text:style-name="T16">Zusätzlich gibt es die Methoden </text:span><text:span text:style-name="T6">OnForward</text:span><text:span text:style-name="T16"> (Weiter) und </text:span><text:span text:style-name="T6">OnReturn</text:span><text:span text:style-name="T16"> (Zurück), die beim Klick ausgelöst werden.</text:span></text:p>
      <text:p text:style-name="P17">Die Syntax für Multiple Choice wurde vereinfacht. Anstatt mehrfach verschachtelter Tables kann die Liste der Antworten jetzt direkt übergeben werden. </text:p>
      <text:p text:style-name="P30">AP {<text:line-break/> <text:s text:c="3"/>...<text:line-break/> <text:s text:c="3"/>MC = {<text:line-break/> <text:s text:c="7"/>{<text:span text:style-name="T5">"</text:span><text:span text:style-name="T4">Antwort 1</text:span><text:span text:style-name="T5">", </text:span><text:span text:style-name="T4">5},<text:line-break/> <text:s text:c="7"/>{</text:span><text:span text:style-name="T5">"</text:span><text:span text:style-name="T4">Antwort 2</text:span><text:span text:style-name="T5">", "</text:span><text:span text:style-name="T4">IDOfPage8</text:span><text:span text:style-name="T5">"</text:span><text:span text:style-name="T4">},<text:line-break/> <text:s text:c="3"/>},<text:line-break/>}</text:span></text:p>
      <text:p text:style-name="P17">Zusätzlich können Pages jetzt mit dem Feld <text:span text:style-name="T3">Name</text:span> einen Namen erhalten, den man anstelle des Index für MC und Sprünge verwenden kann.</text:p>
      <text:p text:style-name="P30">AP {<text:line-break/> <text:s text:c="3"/>...<text:line-break/> <text:s text:c="3"/>Name = <text:span text:style-name="T5">"</text:span><text:span text:style-name="T4">Bockwurst</text:span><text:span text:style-name="T5">",<text:line-break/></text:span><text:span text:style-name="T4">}</text:span></text:p>
      <text:p text:style-name="P20">Für weitere Informationen siehe die Doku von „BundleBriefingSystem“!</text:p>
      <text:h text:style-name="P42" text:outline-level="2"><text:bookmark-start text:name="__RefHeading___Toc5410_412414255"/>Debug-Kommandos<text:bookmark-end text:name="__RefHeading___Toc5410_412414255"/></text:h>
      <text:p text:style-name="P19">Die Befehle <text:span text:style-name="T3">winall</text:span> und Co. wurden abgeschafft. Die Detailanzeige eines Quests ist entfallen.</text:p>
      <text:p text:style-name="P19">Quests können nun nicht nur nach Namensteilen, sondern auch nach Status gesucht werden.</text:p>
      <text:p text:style-name="P19">Die Kommandos <text:span text:style-name="T3">gexec</text:span> und <text:span text:style-name="T3">lexec</text:span> wurden umbenannt in <text:span text:style-name="T3">&gt;</text:span> und <text:span text:style-name="T3">&gt;&gt;</text:span> und können nur noch Funktionen aufrufen. (Beispiel: F 0 1 → F(0, 1)) Für komplexe Anwendungen LUA-Debugger nutzen.</text:p>
      <text:p text:style-name="P19">Analog heißen <text:span text:style-name="T3">gload</text:span> und <text:span text:style-name="T3">lload</text:span> jetzt <text:span text:style-name="T3">&lt;</text:span> bzw <text:span text:style-name="T3">&lt;&lt;</text:span>.</text:p>
      <text:h text:style-name="Heading_20_2" text:outline-level="2"><text:bookmark-start text:name="__RefHeading___Toc2070_2636982430"/><text:soft-page-break/>Traveling Salesman<text:bookmark-end text:name="__RefHeading___Toc2070_2636982430"/></text:h>
      <text:p text:style-name="P21">Der Traveling Salesman wurde überarbeitet. Händler können jetzt auch pausiert/aktiviert werden. Pausieren bedeutet, dass der laufende Zyklus noch beendet wird und der Händler danach nicht mehr wiederkehrt, biss er wieder aktiviert wird.</text:p>
      <text:p text:style-name="P22">Im Zuge der neuen Funktionen wurden die alten zum Teil umbenannt, der Alias ist jedoch gleich geblieben. Die Funktion zum Erzeugen eines neuen Händlers ist jetzt genauso aufgebaut, wie bei den interaktiven Objekten. Das bedeutet, eine einzelne Table wird übergeben.</text:p>
      <text:p text:style-name="P23">Die Option die Diplomatie nicht an das Schiff in Hafen zu koppeln, wurde entfernt. Sie führte zu unvorhersehbaren Fehlern.</text:p>
      <text:p text:style-name="P22">Für weitere Informationen, siehe die Dokumentation.</text:p>
      <text:h text:style-name="P43" text:outline-level="2"><text:bookmark-start text:name="__RefHeading___Toc1866_2589923442"/>Reward_VictoryWithParty<text:bookmark-end text:name="__RefHeading___Toc1866_2589923442"/></text:h>
      <text:p text:style-name="P24">Es ist jetzt möglich nach dem Reward weiterzuspielen.</text:p>
      <text:h text:style-name="P44" text:outline-level="2"><text:bookmark-start text:name="__RefHeading___Toc2588_2782287210"/><text:span text:style-name="T20">Goal</text:span>_<text:span text:style-name="T20">KnightDistance</text:span><text:bookmark-end text:name="__RefHeading___Toc2588_2782287210"/></text:h>
      <text:p text:style-name="P25">Es wird nun immer der Primary Knight des Quest Receivers genutzt. Optional kann die Auslösedistanz eingestellt werden.</text:p>
      <text:p text:style-name="P28"><text:span text:style-name="T10">Goal</text:span>_<text:span text:style-name="T20">KnightDistance(_Target, _OptionalDistance)</text:span></text:p>
      <text:h text:style-name="Heading_20_2" text:outline-level="2"><text:bookmark-start text:name="__RefHeading___Toc432_1354993384"/>Nutztiere züchten<text:bookmark-end text:name="__RefHeading___Toc432_1354993384"/></text:h>
      <text:p text:style-name="P26">Die Zucht wurde überarbeitet und geschieht nun automatisch. Es wird <text:span text:style-name="T23">kontinuierlich</text:span> Getreide benötigt und es muss Zeit vergehen. Die Zucht kann über das Produktionsmenü gesteuert werden. Es wird keine Mindestanzahl an Tieren mehr benötigt.</text:p>
      <text:p text:style-name="P26">Deshalb sind folgende Funktionen entfallen:</text:p>
      <text:p text:style-name="Code">API.SetCattleNeeded<text:line-break/>API.SetSheepsNeeded<text:line-break/>API.SetCattleGrainCost<text:line-break/>API.SetSheepGrainCost</text:p>
      <text:h text:style-name="P38" text:outline-level="1"><text:bookmark-start text:name="__RefHeading___Toc434_1354993384"/>Neu hinzugekommene Features<text:bookmark-end text:name="__RefHeading___Toc434_1354993384"/></text:h>
      <text:h text:style-name="P45" text:outline-level="2"><text:bookmark-start text:name="__RefHeading___Toc3822_3192867995"/>Reward_RandomRequest<text:bookmark-end text:name="__RefHeading___Toc3822_3192867995"/></text:h>
      <text:p text:style-name="P8">Die Zufallsaufgaben haben ihren Weg zurück in die QSB gefunden. Im Gegensatz zum Original werden aber nicht nur Lieferanfragen gestellt.</text:p>
      <text:p text:style-name="P27"><text:span text:style-name="T10">Goal</text:span>_<text:span text:style-name="T10">RandomRequests</text:span>(_<text:span text:style-name="T10">DeliverGoods, _PayGold, _Claim, _KnightTitle, _Reputation, _Time, _StartText, _SuccessText, _FailureText</text:span><text:span text:style-name="T4">)</text:span></text:p>
      <text:p text:style-name="P8">Für weitere Informationen, siehe die Dokumentation „AddOnRandomRequests“!</text:p>
      <text:h text:style-name="P46" text:outline-level="2"><text:bookmark-start text:name="__RefHeading___Toc1751_1843835056"/><text:soft-page-break/>Erweiterung <text:span text:style-name="T13">Trigger_Briefing</text:span><text:bookmark-end text:name="__RefHeading___Toc1751_1843835056"/></text:h>
      <text:p text:style-name="P6"><text:span text:style-name="T3">Trigger_Briefing</text:span> <text:span text:style-name="T13">wurde</text:span> <text:span text:style-name="T13">um einen Parameter erweitert, der den Typ des Briefings festlegt. Es kann entweder auf alle („All“) oder auf einen bestimmten Typ reagiert werden („Success“ oder „Failure“).</text:span></text:p>
      <text:p text:style-name="P6">Neu ist, Briefings, <text:span text:style-name="T14">je nach verwendetem Behavior, als anderer Typ</text:span> an einen Quest angebunden werden. <text:span text:style-name="T3">Reprisal_Briefing</text:span> bindet ein Briefing, dass <text:span text:style-name="T14">als „Failure“</text:span><text:span text:style-name="T7"> </text:span><text:span text:style-name="T8">gebunden wird</text:span><text:span text:style-name="T7">. Zusätzlich dazu bindet </text:span><text:span text:style-name="T3">Reward_Briefing</text:span><text:span text:style-name="T7"> ein Briefing </text:span><text:span text:style-name="T8">als „Success“</text:span><text:span text:style-name="T7">.</text:span></text:p>
      <text:h text:style-name="Heading_20_2" text:outline-level="2"><text:bookmark-start text:name="__RefHeading___Toc3824_3192867995"/>Nachfolger der Laufschrift<text:bookmark-end text:name="__RefHeading___Toc3824_3192867995"/></text:h>
      <text:p text:style-name="P8"><text:span text:style-name="T7">Nachdem es immer wieder gewünscht wurde, verfügt die QSB nun über einen offiziell unterstützten Nachfolger der alten Laufschrift: </text:span><text:span text:style-name="T3">API.SimpleTypewriter</text:span><text:span text:style-name="T7">.</text:span></text:p>
      <text:p text:style-name="Code">API.SimpleTypewriter(_Text, _Callback)</text:p>
      <text:p text:style-name="P10">Der Text kann in zwei Sprachen angegeben werden. Der Text ist eine fortlaufende Zeichenkette. Sie wird automatisch zerlegt. Du musst Dir darüber keine Gedanken machen!</text:p>
      <text:h text:style-name="Heading_20_2" text:outline-level="2"><text:bookmark-start text:name="__RefHeading___Toc1868_2589923442"/>Wetter-Bundle<text:bookmark-end text:name="__RefHeading___Toc1868_2589923442"/></text:h>
      <text:p text:style-name="P9">Es gibt nun ein Bundle für einfache Wettermanipulation.</text:p>
      <text:p text:style-name="P9">Ein einzelnes Event kann erzeugt und abgespielt werden. Es verwendet ein dynamisches Display Set (z.B. me_winter_sequence.xml) und beeinflusst auch Wachstum und andere Dinge.</text:p>
      <text:p text:style-name="P9">Solch ein Event kann auch als sich endlos wiederholendes Event eingestellt werden.</text:p>
      <text:p text:style-name="P9">In jedem Fall wird ein Event, solange es noch läuft, automatisch nach dem Laden eines Spielstandes wiederhergestellt und mit der verbleibenden Zeit abgespielt.</text:p>
      <text:h text:style-name="Heading_20_2" text:outline-level="2"><text:bookmark-start text:name="__RefHeading___Toc436_1354993384"/>Profil und Optionen auslesen<text:bookmark-end text:name="__RefHeading___Toc436_1354993384"/></text:h>
      <text:p text:style-name="P11">Ein neues Bundle erlaubt das lesen und schreiben des Profils und der Optionen aus dem globalen und lokalen Skript. Zusätzlich gibt es eine automatische Synchronisation jede Sekunde. Alle Werte von Interesse müssen vorher registiert werden.</text:p>
      <text:h text:style-name="Heading_20_2" text:outline-level="2"><text:bookmark-start text:name="__RefHeading___Toc438_1354993384"/>Zufällige Siedlertypen<text:bookmark-end text:name="__RefHeading___Toc438_1354993384"/></text:h>
      <text:p text:style-name="P11">Es wurden Funktionen hinzugefügt um einen zufälligen Siedlertyp zurückzugeben. Es können entweder Typen beider Geschlechter oder eines Geschlechtes erhalte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505050"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d5e0ee"/>
      <style:paragraph-properties fo:margin-top="0cm" fo:margin-bottom="0.199cm" loext:contextual-spacing="false" style:page-number="auto" fo:background-color="#d5e0ee" fo:padding="0.049cm" fo:border="0.06pt dotted #000000" style:shadow="none"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style style:name="MT1" style:family="text">
      <style:text-properties officeooo:rsid="00459fb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Migration Guide</text:span> QSB-S <text:span text:style-name="MT1">Version 1.x.x → 2.x.x</text:span><text:tab/><text:tab/><text:page-number text:select-page="current">6</text:page-number></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20-01-27T18:57:15.813000000</dc:date>
    <meta:editing-duration>PT4H2M39S</meta:editing-duration>
    <meta:editing-cycles>65</meta:editing-cycles>
    <meta:document-statistic meta:table-count="0" meta:image-count="0" meta:object-count="0" meta:page-count="6" meta:paragraph-count="89" meta:word-count="1080" meta:character-count="7998" meta:non-whitespace-character-count="6888"/>
  </office:meta>
</office:document-meta>
</file>